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Text_20_body">
      <style:paragraph-properties fo:margin-top="0cm" fo:margin-bottom="0cm" fo:padding="0cm" fo:border="none"/>
    </style:style>
    <style:style style:name="P4" style:family="paragraph" style:parent-style-name="Text_20_body">
      <style:paragraph-properties fo:margin-top="0cm" fo:margin-bottom="0cm" fo:padding="0cm" fo:border="none"/>
      <style:text-properties fo:background-color="#7e7b88"/>
    </style:style>
    <style:style style:name="P5" style:family="paragraph" style:parent-style-name="Text_20_body">
      <style:paragraph-properties fo:margin-top="0cm" fo:margin-bottom="0cm" fo:padding="0cm" fo:border="none"/>
      <style:text-properties fo:background-color="#73707b"/>
    </style:style>
    <style:style style:name="P6" style:family="paragraph" style:parent-style-name="Text_20_body">
      <style:paragraph-properties fo:margin-top="0cm" fo:margin-bottom="0cm" fo:padding="0cm" fo:border="none"/>
      <style:text-properties fo:background-color="#736b76"/>
    </style:style>
    <style:style style:name="P7" style:family="paragraph" style:parent-style-name="Text_20_body">
      <style:paragraph-properties fo:margin-top="0cm" fo:margin-bottom="0cm" fo:padding="0cm" fo:border="none"/>
      <style:text-properties fo:background-color="#876d76"/>
    </style:style>
    <style:style style:name="P8" style:family="paragraph" style:parent-style-name="Text_20_body">
      <style:paragraph-properties fo:margin-top="0cm" fo:margin-bottom="0cm" fo:padding="0cm" fo:border="none"/>
      <style:text-properties fo:background-color="#a67475"/>
    </style:style>
    <style:style style:name="P9" style:family="paragraph" style:parent-style-name="Text_20_body">
      <style:paragraph-properties fo:margin-top="0cm" fo:margin-bottom="0cm" fo:padding="0cm" fo:border="none"/>
      <style:text-properties fo:background-color="#b57873"/>
    </style:style>
    <style:style style:name="P10" style:family="paragraph" style:parent-style-name="Text_20_body">
      <style:paragraph-properties fo:margin-top="0cm" fo:margin-bottom="0cm" fo:padding="0cm" fo:border="none"/>
      <style:text-properties fo:background-color="#c77f6e"/>
    </style:style>
    <style:style style:name="P11" style:family="paragraph" style:parent-style-name="Text_20_body">
      <style:paragraph-properties fo:margin-top="0cm" fo:margin-bottom="0cm" fo:padding="0cm" fo:border="none"/>
      <style:text-properties fo:background-color="#ce826a"/>
    </style:style>
    <style:style style:name="P12" style:family="paragraph" style:parent-style-name="Text_20_body">
      <style:paragraph-properties fo:margin-top="0cm" fo:margin-bottom="0cm" fo:padding="0cm" fo:border="none"/>
      <style:text-properties fo:background-color="#d1735a"/>
    </style:style>
    <style:style style:name="P13" style:family="paragraph" style:parent-style-name="Text_20_body">
      <style:paragraph-properties fo:margin-top="0cm" fo:margin-bottom="0cm" fo:padding="0cm" fo:border="none"/>
      <style:text-properties fo:background-color="#c7564e"/>
    </style:style>
    <style:style style:name="P14" style:family="paragraph" style:parent-style-name="Text_20_body">
      <style:paragraph-properties fo:margin-top="0cm" fo:margin-bottom="0cm" fo:padding="0cm" fo:border="none"/>
      <style:text-properties fo:background-color="#bf4d4c"/>
    </style:style>
    <style:style style:name="P15" style:family="paragraph" style:parent-style-name="Text_20_body">
      <style:paragraph-properties fo:margin-top="0cm" fo:margin-bottom="0cm" fo:padding="0cm" fo:border="none"/>
      <style:text-properties fo:background-color="#b0414a"/>
    </style:style>
    <style:style style:name="P16" style:family="paragraph" style:parent-style-name="Text_20_body">
      <style:paragraph-properties fo:margin-top="0cm" fo:margin-bottom="0cm" fo:padding="0cm" fo:border="none"/>
      <style:text-properties fo:background-color="#8d3545"/>
    </style:style>
    <style:style style:name="P17" style:family="paragraph" style:parent-style-name="Text_20_body">
      <style:paragraph-properties fo:margin-top="0cm" fo:margin-bottom="0cm" fo:padding="0cm" fo:border="none"/>
      <style:text-properties fo:background-color="#652d40"/>
    </style:style>
    <style:style style:name="P18" style:family="paragraph" style:parent-style-name="Text_20_body">
      <style:paragraph-properties fo:margin-top="0cm" fo:margin-bottom="0cm" fo:padding="0cm" fo:border="none"/>
      <style:text-properties fo:background-color="#332937"/>
    </style:style>
    <style:style style:name="T1" style:family="text">
      <style:text-properties fo:background-color="#33293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emy szary #736B76</text:p>
      <text:p text:style-name="P1">Jasny szary #7E7B88</text:p>
      <text:p text:style-name="P1">1 - #A67475</text:p>
      <text:p text:style-name="P1">2 - #CE826A</text:p>
      <text:p text:style-name="P1">3 - #C7564E</text:p>
      <text:p text:style-name="P1">4 - #8D3545</text:p>
      <text:p text:style-name="P1">5 - #332937</text:p>
      <text:p text:style-name="P1"/>
      <text:p text:style-name="Horizontal_20_Line"/>
      <text:section text:style-name="Sect1" text:name="react-spectrum-5-tabpanel">
        <text:p text:style-name="P4">#7E7B88</text:p>
        <text:p text:style-name="P4">RGB 126, 123, 136</text:p>
        <text:p text:style-name="P4">HSV 254, 10, 53</text:p>
        <text:p text:style-name="P4">CMYK 7, 10, 0, 47</text:p>
        <text:p text:style-name="P4">LAB 52, 4, -7</text:p>
        <text:p text:style-name="P4"/>
        <text:p text:style-name="P5">#73707B</text:p>
        <text:p text:style-name="P5">RGB 115, 112, 123</text:p>
        <text:p text:style-name="P5">HSV 256, 9, 48</text:p>
        <text:p text:style-name="P5">CMYK 7, 9, 0, 52</text:p>
        <text:p text:style-name="P5">LAB 48, 3, -6</text:p>
        <text:p text:style-name="P5"/>
        <text:p text:style-name="P6">#736B76</text:p>
        <text:p text:style-name="P6">RGB 115, 107, 118</text:p>
        <text:p text:style-name="P6">HSV 284, 9, 46</text:p>
        <text:p text:style-name="P6">CMYK 3, 9, 0, 54</text:p>
        <text:p text:style-name="P6">LAB 46, 5, -5</text:p>
        <text:p text:style-name="P6"/>
        <text:p text:style-name="P7">#876D76</text:p>
        <text:p text:style-name="P7">RGB 135, 109, 118</text:p>
        <text:p text:style-name="P7">HSV 339, 19, 53</text:p>
        <text:p text:style-name="P7">CMYK 0, 19, 13, 47</text:p>
        <text:p text:style-name="P7">LAB 49, 12, -1</text:p>
        <text:p text:style-name="P7"/>
        <text:p text:style-name="P8">#A67475</text:p>
        <text:p text:style-name="P8">RGB 166, 116, 117</text:p>
        <text:p text:style-name="P8">HSV 359, 30, 65</text:p>
        <text:p text:style-name="P8">CMYK 0, 30, 30, 35</text:p>
        <text:p text:style-name="P8">LAB 54, 20, 7</text:p>
        <text:p text:style-name="P8"/>
        <text:p text:style-name="P9">#B57873</text:p>
        <text:p text:style-name="P9">RGB 181, 120, 115</text:p>
        <text:p text:style-name="P9">HSV 5, 36, 71</text:p>
        <text:p text:style-name="P9">CMYK 0, 34, 36, 29</text:p>
        <text:p text:style-name="P9">LAB 57, 23, 13</text:p>
        <text:p text:style-name="P9"/>
        <text:p text:style-name="P10">#C77F6E</text:p>
        <text:p text:style-name="P10"><text:soft-page-break/>RGB 199, 127, 110</text:p>
        <text:p text:style-name="P10">HSV 11, 45, 78</text:p>
        <text:p text:style-name="P10">CMYK 0, 36, 45, 22</text:p>
        <text:p text:style-name="P10">LAB 60, 26, 21</text:p>
        <text:p text:style-name="P10"/>
        <text:p text:style-name="P11">#CE826A</text:p>
        <text:p text:style-name="P11">RGB 206, 130, 106</text:p>
        <text:p text:style-name="P11">HSV 14, 49, 81</text:p>
        <text:p text:style-name="P11">CMYK 0, 37, 49, 19</text:p>
        <text:p text:style-name="P11">LAB 62, 27, 25</text:p>
        <text:p text:style-name="P11"/>
        <text:p text:style-name="P12">#D1735A</text:p>
        <text:p text:style-name="P12">RGB 209, 115, 90</text:p>
        <text:p text:style-name="P12">HSV 13, 57, 82</text:p>
        <text:p text:style-name="P12">CMYK 0, 45, 57, 18</text:p>
        <text:p text:style-name="P12">LAB 59, 34, 30</text:p>
        <text:p text:style-name="P12"/>
        <text:p text:style-name="P13">#C7564E</text:p>
        <text:p text:style-name="P13">RGB 199, 86, 78</text:p>
        <text:p text:style-name="P13">HSV 4, 61, 78</text:p>
        <text:p text:style-name="P13">CMYK 0, 57, 61, 22</text:p>
        <text:p text:style-name="P13">LAB 51, 45, 27</text:p>
        <text:p text:style-name="P13"/>
        <text:p text:style-name="P14">#BF4D4C</text:p>
        <text:p text:style-name="P14">RGB 191, 77, 76</text:p>
        <text:p text:style-name="P14">HSV 1, 60, 75</text:p>
        <text:p text:style-name="P14">CMYK 0, 60, 60, 25</text:p>
        <text:p text:style-name="P14">LAB 48, 46, 24</text:p>
        <text:p text:style-name="P14"/>
        <text:p text:style-name="P15">#B0414A</text:p>
        <text:p text:style-name="P15">RGB 176, 65, 74</text:p>
        <text:p text:style-name="P15">HSV 355, 63, 69</text:p>
        <text:p text:style-name="P15">CMYK 0, 63, 58, 31</text:p>
        <text:p text:style-name="P15">LAB 44, 46, 19</text:p>
        <text:p text:style-name="P15"/>
        <text:p text:style-name="P16">#8D3545</text:p>
        <text:p text:style-name="P16">RGB 141, 53, 69</text:p>
        <text:p text:style-name="P16">HSV 349, 62, 55</text:p>
        <text:p text:style-name="P16">CMYK 0, 62, 51, 45</text:p>
        <text:p text:style-name="P16">LAB 35, 39, 10</text:p>
        <text:p text:style-name="P16"/>
        <text:p text:style-name="P17">#652D40</text:p>
        <text:p text:style-name="P17">RGB 101, 45, 64</text:p>
        <text:p text:style-name="P17">HSV 340, 55, 40</text:p>
        <text:p text:style-name="P17">CMYK 0, 55, 37, 60</text:p>
        <text:p text:style-name="P17">LAB 27, 27, 0</text:p>
        <text:p text:style-name="P17"/>
        <text:p text:style-name="P18">#332937</text:p>
        <text:p text:style-name="P18">RGB 51, 41, 55</text:p>
        <text:p text:style-name="P18">HSV 283, 25, 22</text:p>
        <text:p text:style-name="P18">CMYK 7, 25, 0, 78</text:p>
        <text:p text:style-name="P3"><text:span text:style-name="T1">LAB 18, 8, -7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6S</meta:editing-duration>
    <meta:editing-cycles>5</meta:editing-cycles>
    <meta:generator>OpenOffice/4.1.3$Win32 OpenOffice.org_project/413m1$Build-9783</meta:generator>
    <dc:date>2020-04-13T17:06:57.40</dc:date>
    <meta:document-statistic meta:table-count="0" meta:image-count="0" meta:object-count="0" meta:page-count="2" meta:paragraph-count="82" meta:word-count="291" meta:character-count="1121"/>
    <meta:user-defined meta:name="Info 1"/>
    <meta:user-defined meta:name="Info 2"/>
    <meta:user-defined meta:name="Info 3"/>
    <meta:user-defined meta:name="Info 4"/>
  </office:meta>
</office:document-meta>
</file>